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c38e"/>
    </style:style>
    <style:style style:name="P2" style:family="paragraph" style:parent-style-name="Text_20_body">
      <style:text-properties officeooo:rsid="000f82e6" officeooo:paragraph-rsid="000f82e6"/>
    </style:style>
    <style:style style:name="T1" style:family="text">
      <style:text-properties officeooo:rsid="000f82e6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te II – Transformação cultural e humana</text:span></text:p>
      <text:p text:style-name="P2">As pessoas no centro da mudança</text:p>
      <text:p text:style-name="Text_20_body">A transformação digital é, antes de tudo, uma transformação das pessoas — de como pensam, sentem, decidem e colaboram. Por isso, antes de falarmos em tecnologia, precisamos falar em cultura, liderança, aprendizagem e estrutura. A Parte II deste livro mergulha nesse território essencial: o das organizações vivas, que colocam o humano no centro da mudança e reconhecem que nenhum sistema técnico se sustenta sem um sistema social que o torne possível.</text:p>
      <text:p text:style-name="Text_20_body">Vivemos um tempo em que mudanças são rápidas, complexas e muitas vezes imprevisíveis. Isso exige da organização mais do que planos: exige senso de propósito, capacidade de aprender continuamente e estruturas que se ajustem ao novo com agilidade e inteligência. Lideranças não podem mais apenas comandar — precisam criar contextos de alinhamento e autonomia. O RH deixa de ser um setor de apoio e passa a ser articulador estratégico da cultura e do aprendizado. O portfólio de projetos deixa de ser estático e vira expressão viva da estratégia em movimento.</text:p>
      <text:p text:style-name="Text_20_body">Ao longo desta parte, veremos como práticas como BizOps, Management 3.0 e Flight Levels, combinadas a uma nova visão de estrutura organizacional, permitem cultivar ambientes adaptativos, seguros e orientados por valor. Exploramos também como a agilidade pode transbordar a TI e se tornar uma capacidade organizacional sistêmica — e por que, para isso acontecer, precisamos de um design observável, iterável e vivo.</text:p>
      <text:p text:style-name="Text_20_body">A cultura, a liderança e o desenho da organização não são acessórios da transformação digital. Eles são seu núcleo invisível. E é somente ao transformá-los que a tecnologia encontra espaço para florescer com sentido, consistência e impacto real.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07:41:50.354990900</dc:date>
    <meta:editing-duration>PT5M31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6" meta:word-count="270" meta:character-count="1739" meta:non-whitespace-character-count="1471"/>
  </office:meta>
</office:document-meta>
</file>